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f0b7" officeooo:paragraph-rsid="0010f0b7"/>
    </style:style>
    <style:style style:name="P2" style:family="paragraph" style:parent-style-name="Standard" style:list-style-name="L3">
      <style:text-properties officeooo:rsid="0010f0b7" officeooo:paragraph-rsid="0010f0b7"/>
    </style:style>
    <style:style style:name="P3" style:family="paragraph" style:parent-style-name="Standard" style:list-style-name="L6">
      <style:text-properties officeooo:rsid="0010f0b7" officeooo:paragraph-rsid="0010f0b7"/>
    </style:style>
    <style:style style:name="P4" style:family="paragraph" style:parent-style-name="Standard" style:list-style-name="L6">
      <style:text-properties officeooo:rsid="0010f9e2" officeooo:paragraph-rsid="0010f9e2"/>
    </style:style>
    <style:style style:name="P5" style:family="paragraph" style:parent-style-name="Standard" style:list-style-name="L6">
      <style:text-properties officeooo:paragraph-rsid="0010f9e2"/>
    </style:style>
    <style:style style:name="P6" style:family="paragraph" style:parent-style-name="Standard">
      <style:text-properties officeooo:rsid="0011bed6" officeooo:paragraph-rsid="0011bed6"/>
    </style:style>
    <style:style style:name="P7" style:family="paragraph" style:parent-style-name="Standard" style:list-style-name="L11">
      <style:text-properties officeooo:rsid="0011bed6" officeooo:paragraph-rsid="0011bed6"/>
    </style:style>
    <style:style style:name="P8" style:family="paragraph" style:parent-style-name="Standard">
      <style:text-properties officeooo:paragraph-rsid="0010f9e2"/>
    </style:style>
    <style:style style:name="P9" style:family="paragraph" style:parent-style-name="Standard" style:list-style-name="L12">
      <style:text-properties officeooo:rsid="0012d063" officeooo:paragraph-rsid="0012d063"/>
    </style:style>
    <style:style style:name="P10" style:family="paragraph" style:parent-style-name="Standard" style:list-style-name="L12">
      <style:text-properties officeooo:rsid="0014b7bb" officeooo:paragraph-rsid="0014b7bb"/>
    </style:style>
    <style:style style:name="T1" style:family="text">
      <style:text-properties officeooo:rsid="0010f9e2"/>
    </style:style>
    <style:style style:name="T2" style:family="text">
      <style:text-properties officeooo:rsid="0011bed6"/>
    </style:style>
    <style:style style:name="T3" style:family="text">
      <style:text-properties officeooo:rsid="0012d063"/>
    </style:style>
    <style:style style:name="T4" style:family="text">
      <style:text-properties officeooo:rsid="0014b7b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st</text:p>
      <text:p text:style-name="P1"/>
      <text:list xml:id="list1775559571" text:style-name="L3">
        <text:list-item>
          <text:p text:style-name="P2">Matchers</text:p>
        </text:list-item>
      </text:list>
      <text:list xml:id="list78635694" text:style-name="L6">
        <text:list-item>
          <text:p text:style-name="P3">toBe: Para igualdade estrita entre tipos primitivos</text:p>
        </text:list-item>
        <text:list-item>
          <text:p text:style-name="P3">toEqual: Para igualdade de arrays e objetos e para valores aproximados.</text:p>
        </text:list-item>
      </text:list>
      <text:p text:style-name="P1"><text:tab/><text:span text:style-name="T2">1.1 - Array</text:span></text:p>
      <text:list xml:id="list152620857115761" text:continue-numbering="true" text:style-name="L6">
        <text:list-item>
          <text:p text:style-name="P3">toContain: <text:span text:style-name="T1">Com ele dá para verificar se num array contém um item específico.</text:span></text:p>
        </text:list-item>
        <text:list-item>
          <text:p text:style-name="P4">toContainEqual: Para verificar se o elemento do array contém uma estrutura mais complexa.</text:p>
        </text:list-item>
        <text:list-item>
          <text:p text:style-name="P5"><text:span text:style-name="T1">toHaveLength: </text:span>permite facilmente verificar o tamanho de um array ou de uma string.</text:p>
        </text:list-item>
      </text:list>
      <text:p text:style-name="P8"><text:span text:style-name="T2"><text:tab/>1.2 – Objeto</text:span></text:p>
      <text:list xml:id="list505419015" text:style-name="L11">
        <text:list-item>
          <text:p text:style-name="P7">toHaveProperty: <text:s/>Testa se um objeto possui uma propriedade específica.</text:p>
        </text:list-item>
      </text:list>
      <text:p text:style-name="P6"><text:span text:style-name="T3"><text:tab/>1.3 – Exceções</text:span></text:p>
      <text:list xml:id="list1639832510" text:style-name="L12">
        <text:list-item>
          <text:p text:style-name="P9">toThrow: Testa se uma função é capaz de lançar um erro <text:span text:style-name="T4">quando executada. </text:span></text:p>
          <text:p text:style-name="P10">Sintaxe: expect( () =&gt; { function() }).toThrow()</text:p>
          <text:p text:style-name="P10">- Também podemos testar se a mensagem de erro está correta: </text:p>
          <text:p text:style-name="P10">Sintaxe: expect(() =&gt; { function() }).toThrow(new Error('mensagem de erro));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1:02:34.745005815</meta:creation-date>
    <dc:date>2023-02-22T15:26:20.663463494</dc:date>
    <meta:editing-duration>PT3H1M55S</meta:editing-duration>
    <meta:editing-cycles>1</meta:editing-cycles>
    <meta:document-statistic meta:table-count="0" meta:image-count="0" meta:object-count="0" meta:page-count="1" meta:paragraph-count="15" meta:word-count="126" meta:character-count="760" meta:non-whitespace-character-count="652"/>
    <meta:generator>LibreOffice/7.3.7.2$Linux_X86_64 LibreOffice_project/30$Build-2</meta:generator>
  </office:meta>
</office:document-meta>
</file>